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3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7" style:family="table-column">
      <style:table-column-properties fo:break-before="auto" style:column-width="5.076cm"/>
    </style:style>
    <style:style style:name="co18" style:family="table-column">
      <style:table-column-properties fo:break-before="auto" style:column-width="4.736cm"/>
    </style:style>
    <style:style style:name="co19" style:family="table-column">
      <style:table-column-properties fo:break-before="auto" style:column-width="3.279cm"/>
    </style:style>
    <style:style style:name="co20" style:family="table-column">
      <style:table-column-properties fo:break-before="auto" style:column-width="2.98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 table:number-rows-repeated="1048562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 table:number-rows-repeated="1048565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 table:number-rows-repeated="1048559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4:0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3:59:31.24</dc:date>
    <dc:creator>Bob Harper</dc:creator>
    <meta:editing-duration>P2DT3H28M54S</meta:editing-duration>
    <meta:editing-cycles>227</meta:editing-cycles>
    <meta:generator>OpenOffice/4.1.1$Win32 OpenOffice.org_project/411m6$Build-9775</meta:generator>
    <meta:document-statistic meta:table-count="18" meta:cell-count="1950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